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99cc66" draw:textarea-horizontal-align="justify" draw:textarea-vertical-align="middle" draw:auto-grow-height="false" fo:min-height="1.55cm" fo:min-width="1.366cm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55cm" fo:min-width="0cm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="solid" draw:fill-color="#ccff99" draw:textarea-horizontal-align="justify" draw:textarea-vertical-align="middle" draw:auto-grow-height="false" fo:min-height="0.15cm" fo:min-width="0.6cm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3cm" fo:min-width="0cm"/>
    </style:style>
    <style:style style:name="gr17" style:family="graphic" style:parent-style-name="standard">
      <style:graphic-properties draw:stroke="none" svg:stroke-color="#000000" draw:fill="none" draw:fill-color="#ffffff" fo:min-height="0.782cm"/>
    </style:style>
    <style:style style:name="gr18" style:family="graphic" style:parent-style-name="standard">
      <style:graphic-properties draw:stroke="none" svg:stroke-color="#000000" draw:fill="none" draw:fill-color="#ffffff" fo:min-height="0.544cm"/>
    </style:style>
    <style:style style:name="gr19" style:family="graphic" style:parent-style-name="standard">
      <style:graphic-properties draw:stroke="none" svg:stroke-color="#000000" draw:fill="none" draw:fill-color="#ffffff" fo:min-height="0.479cm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cc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9pt" fo:font-weight="bold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ccff99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8pt" style:font-size-asian="18pt" style:font-size-complex="18pt"/>
    </style:style>
    <style:style style:name="P11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2pt" style:font-size-asian="18pt" style:font-size-complex="18pt"/>
    </style:style>
    <style:style style:name="P1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9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4" draw:id="id4" draw:layer="layout" svg:x1="17.908cm" svg:y1="10.888cm" svg:x2="18.4cm" svg:y2="10.888cm">
          <text:p/>
        </draw:line>
        <draw:line draw:style-name="gr1" draw:text-style-name="P1" draw:layer="layout" svg:x1="17.908cm" svg:y1="10.388cm" svg:x2="18.4cm" svg:y2="10.388cm">
          <text:p/>
        </draw:line>
        <draw:line draw:style-name="gr1" draw:text-style-name="P1" xml:id="id3" draw:id="id3" draw:layer="layout" svg:x1="17.908cm" svg:y1="9.888cm" svg:x2="18.425cm" svg:y2="9.888cm">
          <text:p/>
        </draw:line>
        <draw:line draw:style-name="gr1" draw:text-style-name="P1" draw:layer="layout" svg:x1="17.908cm" svg:y1="9.388cm" svg:x2="18.4cm" svg:y2="9.388cm">
          <text:p/>
        </draw:line>
        <draw:line draw:style-name="gr1" draw:text-style-name="P1" draw:layer="layout" svg:x1="15.45cm" svg:y1="9.388cm" svg:x2="15.942cm" svg:y2="9.388cm">
          <text:p/>
        </draw:line>
        <draw:line draw:style-name="gr1" draw:text-style-name="P1" draw:layer="layout" svg:x1="15.45cm" svg:y1="9.888cm" svg:x2="15.942cm" svg:y2="9.888cm">
          <text:p/>
        </draw:line>
        <draw:line draw:style-name="gr1" draw:text-style-name="P1" xml:id="id1" draw:id="id1" draw:layer="layout" svg:x1="15.45cm" svg:y1="10.388cm" svg:x2="15.942cm" svg:y2="10.388cm">
          <text:p/>
        </draw:line>
        <draw:line draw:style-name="gr1" draw:text-style-name="P1" draw:layer="layout" svg:x1="14.71cm" svg:y1="10.98cm" svg:x2="15.942cm" svg:y2="10.988cm">
          <text:p/>
        </draw:line>
        <draw:custom-shape draw:style-name="gr2" draw:text-style-name="P2" draw:layer="layout" svg:width="1.966cm" svg:height="1.9cm" svg:x="15.875cm" svg:y="9.075cm">
          <text:p/>
          <draw:enhanced-geometry svg:viewBox="0 0 21600 21600" draw:type="rectangle" draw:enhanced-path="M 0 0 L 21600 0 21600 21600 0 21600 0 0 Z N"/>
        </draw:custom-shape>
        <draw:ellipse draw:style-name="gr3" draw:text-style-name="P3" draw:layer="controls" svg:width="0.59cm" svg:height="0.6cm" svg:x="16.456cm" svg:y="8.863cm" draw:kind="cut" draw:start-angle="182.41" draw:end-angle="359.44">
          <text:p/>
        </draw:ellipse>
        <draw:frame draw:style-name="gr4" draw:text-style-name="P4" draw:layer="controls" svg:width="1.075cm" svg:height="0.599cm" svg:x="15.7cm" svg:y="9.075cm">
          <draw:text-box>
            <text:p><text:span text:style-name="T1">CS</text:span></text:p>
          </draw:text-box>
        </draw:frame>
        <draw:frame draw:style-name="gr5" draw:text-style-name="P4" draw:layer="controls" svg:width="1.225cm" svg:height="0.947cm" svg:x="15.7cm" svg:y="10.442cm">
          <draw:text-box>
            <text:p><text:span text:style-name="T1">GND</text:span></text:p>
          </draw:text-box>
        </draw:frame>
        <draw:frame draw:style-name="gr5" draw:text-style-name="P4" draw:layer="controls" svg:width="1.225cm" svg:height="0.947cm" svg:x="16.801cm" svg:y="10.443cm">
          <draw:text-box>
            <text:p><text:span text:style-name="T1">SDA</text:span></text:p>
          </draw:text-box>
        </draw:frame>
        <draw:frame draw:style-name="gr4" draw:text-style-name="P4" draw:layer="controls" svg:width="1.224cm" svg:height="0.599cm" svg:x="16.803cm" svg:y="9.544cm">
          <draw:text-box>
            <text:p><text:span text:style-name="T1">SCL</text:span></text:p>
          </draw:text-box>
        </draw:frame>
        <draw:frame draw:style-name="gr4" draw:text-style-name="P4" draw:layer="controls" svg:width="1.225cm" svg:height="0.599cm" svg:x="16.803cm" svg:y="9.145cm">
          <draw:text-box>
            <text:p><text:span text:style-name="T1">VCC</text:span></text:p>
          </draw:text-box>
        </draw:frame>
        <draw:frame draw:style-name="gr4" draw:text-style-name="P4" draw:layer="controls" svg:width="1.422cm" svg:height="0.599cm" svg:x="15.703cm" svg:y="9.545cm">
          <draw:text-box>
            <text:p><text:span text:style-name="T1">SND</text:span></text:p>
          </draw:text-box>
        </draw:frame>
        <draw:frame draw:style-name="gr4" draw:text-style-name="P4" draw:layer="controls" svg:width="1.422cm" svg:height="0.599cm" svg:x="15.703cm" svg:y="10.046cm">
          <draw:text-box>
            <text:p><text:span text:style-name="T1">REC</text:span></text:p>
          </draw:text-box>
        </draw:frame>
        <draw:connector draw:style-name="gr3" draw:text-style-name="P3" xml:id="id17" draw:id="id17" draw:layer="layout" svg:x1="15.45cm" svg:y1="10.388cm" svg:x2="12.78cm" svg:y2="9.849cm" draw:start-shape="id1" draw:start-glue-point="3" draw:end-shape="id2" draw:end-glue-point="3" svg:d="M15450 10388h-3171v-539h501" svg:viewBox="0 0 3172 540">
          <text:p/>
        </draw:connector>
        <draw:connector draw:style-name="gr3" draw:text-style-name="P3" draw:layer="layout" draw:line-skew="-1.3cm" svg:x1="18.425cm" svg:y1="9.888cm" svg:x2="19.116cm" svg:y2="11.986cm" draw:start-shape="id3" draw:start-glue-point="1" svg:d="M18425 9888h691v2098" svg:viewBox="0 0 692 2099">
          <text:p/>
        </draw:connector>
        <draw:connector draw:style-name="gr3" draw:text-style-name="P3" xml:id="id8" draw:id="id8" draw:layer="layout" svg:x1="18.4cm" svg:y1="10.888cm" svg:x2="18.4cm" svg:y2="10.888cm" draw:start-shape="id4" draw:start-glue-point="1" draw:end-shape="id4" draw:end-glue-point="1" svg:d="M18400 10888z" svg:viewBox="0 0 1 1">
          <text:p/>
        </draw:connector>
        <draw:g xml:id="id9" draw:id="id9">
          <draw:line draw:style-name="gr1" draw:text-style-name="P1" xml:id="id5" draw:id="id5" draw:layer="controls" svg:x1="7.275cm" svg:y1="8.35cm" svg:x2="7.775cm" svg:y2="8.35cm">
            <text:p/>
          </draw:line>
          <draw:line draw:style-name="gr1" draw:text-style-name="P1" draw:layer="controls" svg:x1="7.275cm" svg:y1="7.85cm" svg:x2="7.818cm" svg:y2="7.845cm">
            <text:p/>
          </draw:line>
          <draw:line draw:style-name="gr1" draw:text-style-name="P1" draw:layer="controls" svg:x1="7.275cm" svg:y1="7.35cm" svg:x2="7.775cm" svg:y2="7.35cm">
            <text:p/>
          </draw:line>
          <draw:line draw:style-name="gr1" draw:text-style-name="P1" draw:layer="controls" svg:x1="7.275cm" svg:y1="6.85cm" svg:x2="7.775cm" svg:y2="6.85cm">
            <text:p/>
          </draw:line>
          <draw:custom-shape draw:style-name="gr6" draw:text-style-name="P5" draw:layer="controls" svg:width="0.5cm" svg:height="1.9cm" svg:x="6.775cm" svg:y="6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draw:line-skew="-2.843cm" svg:x1="7.775cm" svg:y1="8.35cm" svg:x2="9.141cm" svg:y2="13.534cm" draw:start-shape="id5" draw:start-glue-point="1" svg:d="M7775 8350h1366v5184" svg:viewBox="0 0 1367 5185">
            <text:p/>
          </draw:connector>
        </draw:g>
        <draw:g draw:style-name="gr7" xml:id="id2" draw:id="id2">
          <draw:custom-shape draw:style-name="gr8" draw:text-style-name="P6" draw:layer="layout" svg:width="1.1cm" svg:height="0.4cm" draw:transform="rotate (3.13024801345183) translate (14.578cm 10.05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4.58cm" svg:y1="9.855cm" svg:x2="15.544cm" svg:y2="9.877cm">
            <text:p/>
          </draw:line>
          <draw:line draw:style-name="gr1" draw:text-style-name="P1" draw:layer="layout" svg:x1="12.78cm" svg:y1="9.834cm" svg:x2="13.48cm" svg:y2="9.842cm">
            <text:p/>
          </draw:line>
        </draw:g>
        <draw:line draw:style-name="gr1" draw:text-style-name="P1" xml:id="id6" draw:id="id6" draw:layer="layout" svg:x1="9.128cm" svg:y1="16.525cm" svg:x2="15.525cm" svg:y2="16.525cm">
          <text:p/>
        </draw:line>
        <draw:connector draw:style-name="gr3" draw:text-style-name="P3" draw:layer="layout" draw:line-skew="2.52cm" svg:x1="19.129cm" svg:y1="11.986cm" svg:x2="15.525cm" svg:y2="16.525cm" draw:end-shape="id6" draw:end-glue-point="1" svg:d="M19129 11986v4539h-3604" svg:viewBox="0 0 3605 4540">
          <text:p/>
        </draw:connector>
        <draw:line draw:style-name="gr1" draw:text-style-name="P1" xml:id="id7" draw:id="id7" draw:layer="layout" svg:x1="9.551cm" svg:y1="15.825cm" svg:x2="16.326cm" svg:y2="15.825cm">
          <text:p/>
        </draw:line>
        <draw:connector draw:style-name="gr3" draw:text-style-name="P3" xml:id="id10" draw:id="id10" draw:layer="layout" svg:x1="9.551cm" svg:y1="8.136cm" svg:x2="9.551cm" svg:y2="15.825cm" draw:end-shape="id7" draw:end-glue-point="3" svg:d="M9551 8136v7689" svg:viewBox="0 0 1 7690">
          <text:p/>
        </draw:connector>
        <draw:connector draw:style-name="gr3" draw:text-style-name="P3" draw:layer="layout" draw:line-skew="2.468cm" svg:x1="18.4cm" svg:y1="10.888cm" svg:x2="16.326cm" svg:y2="15.825cm" draw:start-shape="id8" draw:start-glue-point="0" draw:end-shape="id7" draw:end-glue-point="1" svg:d="M18400 10888v4937h-2074" svg:viewBox="0 0 2075 4938">
          <text:p/>
        </draw:connector>
        <draw:g xml:id="id15" draw:id="id15">
          <draw:g>
            <draw:line draw:style-name="gr9" draw:text-style-name="P7" draw:layer="layout" svg:x1="15.514cm" svg:y1="13.861cm" svg:x2="15.514cm" svg:y2="14.364cm">
              <text:p/>
            </draw:line>
            <draw:line draw:style-name="gr10" draw:text-style-name="P7" draw:layer="layout" svg:x1="14.829cm" svg:y1="14.364cm" svg:x2="16.194cm" svg:y2="14.364cm">
              <text:p/>
            </draw:line>
            <draw:line draw:style-name="gr11" draw:text-style-name="P7" draw:layer="layout" svg:x1="15.059cm" svg:y1="14.614cm" svg:x2="15.969cm" svg:y2="14.614cm">
              <text:p/>
            </draw:line>
            <draw:line draw:style-name="gr12" draw:text-style-name="P7" draw:layer="layout" svg:x1="15.284cm" svg:y1="14.865cm" svg:x2="15.739cm" svg:y2="14.865cm">
              <text:p/>
            </draw:line>
          </draw:g>
          <draw:ellipse draw:style-name="gr13" draw:text-style-name="P8" draw:layer="layout" svg:width="1.82cm" svg:height="1.339cm" svg:x="14.6cm" svg:y="13.861cm">
            <text:p/>
          </draw:ellipse>
        </draw:g>
        <draw:connector draw:style-name="gr3" draw:text-style-name="P3" draw:layer="layout" svg:x1="9.141cm" svg:y1="10.092cm" svg:x2="9.141cm" svg:y2="10.092cm" draw:start-shape="id9" draw:end-shape="id9" svg:d="M9141 10092z" svg:viewBox="0 0 1 1">
          <text:p/>
        </draw:connector>
        <draw:connector draw:style-name="gr3" draw:text-style-name="P3" draw:layer="layout" svg:x1="9.128cm" svg:y1="13.534cm" svg:x2="9.128cm" svg:y2="16.525cm" draw:end-shape="id6" svg:d="M9128 13534v2991" svg:viewBox="0 0 1 2992">
          <text:p/>
        </draw:connector>
        <draw:connector draw:style-name="gr3" draw:text-style-name="P3" draw:layer="layout" draw:line-skew="1.117cm" svg:x1="9.551cm" svg:y1="8.136cm" svg:x2="7.818cm" svg:y2="7.845cm" draw:start-shape="id10" draw:start-glue-point="2" svg:d="M9551 8136v-291h-1733" svg:viewBox="0 0 1734 292">
          <text:p/>
        </draw:connector>
        <draw:connector draw:style-name="gr3" draw:text-style-name="P3" draw:layer="layout" svg:x1="11.198cm" svg:y1="13.963cm" svg:x2="12.898cm" svg:y2="12.435cm" draw:start-shape="id11" draw:start-glue-point="0" draw:end-shape="id12" draw:end-glue-point="2" svg:d="M11198 13963v-764h1700v-764" svg:viewBox="0 0 1701 1529">
          <text:p/>
        </draw:connector>
        <draw:connector draw:style-name="gr3" draw:text-style-name="P3" xml:id="id14" draw:id="id14" draw:layer="layout" draw:line-skew="0.318cm" svg:x1="14.538cm" svg:y1="11.163cm" svg:x2="14.155cm" svg:y2="10.98cm" draw:start-shape="id13" draw:start-glue-point="0" svg:d="M14538 11163v-183h-383" svg:viewBox="0 0 384 184">
          <text:p/>
        </draw:connector>
        <draw:connector draw:style-name="gr3" draw:text-style-name="P3" draw:layer="layout" svg:x1="14.155cm" svg:y1="10.98cm" svg:x2="15.51cm" svg:y2="13.861cm" draw:start-shape="id14" draw:start-glue-point="3" draw:end-shape="id15" draw:end-glue-point="0" svg:d="M14155 10980h1355v2881" svg:viewBox="0 0 1356 2882">
          <text:p/>
        </draw:connector>
        <draw:line draw:style-name="gr14" draw:text-style-name="P3" xml:id="id16" draw:id="id16" draw:layer="layout" svg:x1="16.925cm" svg:y1="6.375cm" svg:x2="18.455cm" svg:y2="6.375cm">
          <text:p/>
        </draw:line>
        <draw:connector draw:style-name="gr3" draw:text-style-name="P3" draw:layer="layout" draw:line-skew="1.184cm" svg:x1="18.481cm" svg:y1="9.393cm" svg:x2="18.455cm" svg:y2="6.375cm" draw:end-shape="id16" draw:end-glue-point="1" svg:d="M18481 9393h-26v-3018" svg:viewBox="0 0 27 3019">
          <text:p/>
        </draw:connector>
        <draw:frame draw:style-name="gr15" draw:text-style-name="P9" draw:layer="layout" svg:width="1.308cm" svg:height="0.641cm" svg:x="15.636cm" svg:y="6.034cm">
          <draw:text-box>
            <text:p><text:span text:style-name="T2">Vcc</text:span></text:p>
          </draw:text-box>
        </draw:frame>
        <draw:frame draw:style-name="gr15" draw:text-style-name="P9" draw:layer="layout" svg:width="1.308cm" svg:height="0.641cm" svg:x="7.636cm" svg:y="6.435cm">
          <draw:text-box>
            <text:p><text:span text:style-name="T2">Vcc</text:span></text:p>
          </draw:text-box>
        </draw:frame>
        <draw:frame draw:style-name="gr16" draw:text-style-name="P10" draw:layer="layout" svg:width="1.138cm" svg:height="0.723cm" svg:x="18.23cm" svg:y="10.081cm">
          <draw:text-box>
            <text:p><text:span text:style-name="T3">n/a</text:span></text:p>
          </draw:text-box>
        </draw:frame>
        <draw:frame draw:style-name="gr17" draw:text-style-name="P9" draw:layer="layout" svg:width="2.077cm" svg:height="1.032cm" svg:x="4.607cm" svg:y="6.999cm">
          <draw:text-box>
            <text:p><text:span text:style-name="T2">I2C connector</text:span></text:p>
          </draw:text-box>
        </draw:frame>
        <draw:frame draw:style-name="gr15" draw:text-style-name="P9" draw:layer="layout" svg:width="1.232cm" svg:height="0.641cm" svg:x="7.554cm" svg:y="8.205cm">
          <draw:text-box>
            <text:p><text:span text:style-name="T2">sda</text:span></text:p>
          </draw:text-box>
        </draw:frame>
        <draw:frame draw:style-name="gr15" draw:text-style-name="P9" draw:layer="layout" svg:width="1.232cm" svg:height="0.641cm" svg:x="7.654cm" svg:y="7.705cm">
          <draw:text-box>
            <text:p><text:span text:style-name="T2">scl</text:span></text:p>
          </draw:text-box>
        </draw:frame>
        <draw:frame draw:style-name="gr15" draw:text-style-name="P9" draw:layer="layout" svg:width="1.5cm" svg:height="0.641cm" svg:x="7.598cm" svg:y="7.005cm">
          <draw:text-box>
            <text:p><text:span text:style-name="T2">Gnd</text:span></text:p>
          </draw:text-box>
        </draw:frame>
        <draw:frame draw:style-name="gr15" draw:text-style-name="P9" draw:layer="layout" svg:width="1.5cm" svg:height="0.641cm" svg:x="14.898cm" svg:y="14.706cm">
          <draw:text-box>
            <text:p><text:span text:style-name="T2">Gnd</text:span></text:p>
          </draw:text-box>
        </draw:frame>
        <draw:frame draw:style-name="gr18" draw:text-style-name="P11" draw:layer="layout" svg:width="2.496cm" svg:height="0.794cm" svg:x="15.71cm" svg:y="8.143cm">
          <draw:text-box>
            <text:p><text:span text:style-name="T4">Attiny85</text:span></text:p>
          </draw:text-box>
        </draw:frame>
        <draw:frame draw:style-name="gr19" draw:text-style-name="P11" draw:layer="layout" svg:width="8.146cm" svg:height="0.729cm" svg:x="0.952cm" svg:y="5.398cm">
          <draw:text-box>
            <text:p><text:span text:style-name="T4">ATTINY85 I2C Capacitive Sensor</text:span></text:p>
          </draw:text-box>
        </draw:frame>
        <draw:g xml:id="id12" draw:id="id12">
          <draw:line draw:style-name="gr20" draw:text-style-name="P7" draw:layer="layout" svg:x1="12.256cm" svg:y1="11.679cm" svg:x2="13.539cm" svg:y2="11.673cm">
            <text:p/>
          </draw:line>
          <draw:line draw:style-name="gr21" draw:text-style-name="P7" draw:layer="layout" svg:x1="12.258cm" svg:y1="11.932cm" svg:x2="13.541cm" svg:y2="11.926cm">
            <text:p/>
          </draw:line>
          <draw:line draw:style-name="gr22" draw:text-style-name="P7" draw:layer="layout" svg:x1="12.898cm" svg:y1="11.676cm" svg:x2="12.895cm" svg:y2="11.17cm">
            <text:p/>
          </draw:line>
          <draw:line draw:style-name="gr23" draw:text-style-name="P7" draw:layer="layout" svg:x1="12.899cm" svg:y1="11.929cm" svg:x2="12.902cm" svg:y2="12.435cm">
            <text:p/>
          </draw:line>
        </draw:g>
        <draw:g xml:id="id13" draw:id="id13">
          <draw:line draw:style-name="gr24" draw:text-style-name="P7" draw:layer="layout" svg:x1="13.896cm" svg:y1="11.672cm" svg:x2="15.179cm" svg:y2="11.666cm">
            <text:p/>
          </draw:line>
          <draw:line draw:style-name="gr25" draw:text-style-name="P7" draw:layer="layout" svg:x1="13.898cm" svg:y1="11.925cm" svg:x2="15.181cm" svg:y2="11.919cm">
            <text:p/>
          </draw:line>
          <draw:line draw:style-name="gr26" draw:text-style-name="P7" draw:layer="layout" svg:x1="14.538cm" svg:y1="11.669cm" svg:x2="14.535cm" svg:y2="11.163cm">
            <text:p/>
          </draw:line>
          <draw:line draw:style-name="gr27" draw:text-style-name="P7" draw:layer="layout" svg:x1="14.539cm" svg:y1="11.922cm" svg:x2="14.542cm" svg:y2="12.428cm">
            <text:p/>
          </draw:line>
        </draw:g>
        <draw:g>
          <draw:line draw:style-name="gr28" draw:text-style-name="P7" draw:layer="layout" svg:x1="22.596cm" svg:y1="15.661cm" svg:x2="22.596cm" svg:y2="15.849cm">
            <text:p/>
          </draw:line>
          <draw:line draw:style-name="gr29" draw:text-style-name="P7" draw:layer="layout" svg:x1="22.408cm" svg:y1="15.849cm" svg:x2="22.783cm" svg:y2="15.849cm">
            <text:p/>
          </draw:line>
          <draw:line draw:style-name="gr30" draw:text-style-name="P7" draw:layer="layout" svg:x1="22.471cm" svg:y1="15.942cm" svg:x2="22.721cm" svg:y2="15.942cm">
            <text:p/>
          </draw:line>
          <draw:line draw:style-name="gr31" draw:text-style-name="P7" draw:layer="layout" svg:x1="22.533cm" svg:y1="16.036cm" svg:x2="22.658cm" svg:y2="16.036cm">
            <text:p/>
          </draw:line>
        </draw:g>
        <draw:g xml:id="id11" draw:id="id11">
          <draw:line draw:style-name="gr32" draw:text-style-name="P7" draw:layer="layout" svg:x1="11.199cm" svg:y1="13.963cm" svg:x2="11.199cm" svg:y2="15.278cm">
            <text:p/>
          </draw:line>
          <draw:line draw:style-name="gr33" draw:text-style-name="P7" draw:layer="layout" svg:x1="10.068cm" svg:y1="15.278cm" svg:x2="12.329cm" svg:y2="15.278cm">
            <text:p/>
          </draw:line>
        </draw:g>
        <draw:connector draw:style-name="gr3" draw:text-style-name="P3" draw:layer="layout" draw:line-skew="0.267cm" svg:x1="12.898cm" svg:y1="12.435cm" svg:x2="14.538cm" svg:y2="12.428cm" draw:start-shape="id12" draw:start-glue-point="2" draw:end-shape="id13" draw:end-glue-point="2" svg:d="M12898 12435v768h1640v-775" svg:viewBox="0 0 1641 776">
          <text:p/>
        </draw:connector>
        <draw:connector draw:style-name="gr3" draw:text-style-name="P3" draw:layer="layout" draw:line-skew="-0.215cm" svg:x1="12.279cm" svg:y1="10.118cm" svg:x2="11.033cm" svg:y2="13.335cm" draw:start-shape="id17" draw:start-glue-point="0" svg:d="M12279 10118h-1088v3217h-158" svg:viewBox="0 0 1247 3218">
          <text:p/>
        </draw:connector>
        <draw:frame draw:style-name="gr34" draw:text-style-name="P12" draw:layer="layout" svg:width="1.556cm" svg:height="0.954cm" svg:x="11.221cm" svg:y="12.014cm">
          <draw:text-box>
            <text:p>101</text:p>
          </draw:text-box>
        </draw:frame>
        <draw:connector draw:style-name="gr3" draw:text-style-name="P3" draw:layer="layout" draw:line-skew="0.528cm" svg:x1="12.898cm" svg:y1="11.17cm" svg:x2="14.155cm" svg:y2="10.98cm" draw:start-shape="id12" draw:start-glue-point="0" draw:end-shape="id14" draw:end-glue-point="3" svg:d="M12898 11170v-163h1257v-27" svg:viewBox="0 0 1258 191">
          <text:p/>
        </draw:connector>
        <draw:frame draw:style-name="gr34" draw:text-style-name="P12" draw:layer="layout" svg:width="1.556cm" svg:height="0.954cm" svg:x="13.154cm" svg:y="12.117cm">
          <draw:text-box>
            <text:p>103</text:p>
          </draw:text-box>
        </draw:frame>
        <draw:frame draw:style-name="gr34" draw:text-style-name="P14" draw:layer="layout" svg:width="2.75cm" svg:height="0.721cm" svg:x="9.899cm" svg:y="15.16cm">
          <draw:text-box>
            <text:p text:style-name="P13">Sense plate</text:p>
          </draw:text-box>
        </draw:frame>
        <draw:frame draw:style-name="gr34" draw:text-style-name="P12" draw:layer="layout" svg:width="1.734cm" svg:height="0.954cm" svg:x="13.121cm" svg:y="8.514cm">
          <draw:text-box>
            <text:p>10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333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2:59:39.017117634</meta:creation-date>
    <dc:date>2018-07-29T21:23:41.022786127</dc:date>
    <meta:editing-duration>PT54M5S</meta:editing-duration>
    <meta:editing-cycles>6</meta:editing-cycles>
    <meta:generator>LibreOffice/5.4.1.2.0$Linux_X86_64 LibreOffice_project/40m0$Build-2</meta:generator>
    <meta:document-statistic meta:object-count="86"/>
  </office:meta>
</office:document-meta>
</file>